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criptionConfiguration.setDataTypeMapper( DataTypeMapper 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criptionConfiguration.getSchemaTypeNaming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criptionConfiguration.getDataTypeM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criptionConfiguration.setSchemaTypeNamingStrategy( SchemaTypeNamingStrategy schemaTypeNaming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